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5">
      <style:paragraph-properties fo:margin-top="0.282cm" fo:margin-bottom="0.282cm" loext:contextual-spacing="false" fo:line-height="132%" style:writing-mode="lr-tb"/>
      <style:text-properties fo:font-variant="normal" fo:text-transform="none" fo:color="#666666" style:text-line-through-style="none" style:text-line-through-type="none" style:font-name="Verdana" fo:font-size="10.5pt" fo:font-style="normal" style:text-underline-style="none" fo:font-weight="normal" style:text-blinking="false" fo:background-color="#ffffff"/>
    </style:style>
    <style:style style:name="P2" style:family="paragraph" style:parent-style-name="Text_20_body">
      <style:text-properties officeooo:paragraph-rsid="00125802"/>
    </style:style>
    <style:style style:name="P3" style:family="paragraph" style:parent-style-name="Text_20_body">
      <style:text-properties officeooo:paragraph-rsid="00140e10"/>
    </style:style>
    <style:style style:name="P4" style:family="paragraph" style:parent-style-name="Text_20_body">
      <style:text-properties officeooo:paragraph-rsid="00162434"/>
    </style:style>
    <style:style style:name="P5" style:family="paragraph" style:parent-style-name="Text_20_body">
      <style:text-properties officeooo:paragraph-rsid="001fd282"/>
    </style:style>
    <style:style style:name="P6" style:family="paragraph" style:parent-style-name="Heading_20_3">
      <style:text-properties officeooo:paragraph-rsid="00125802"/>
    </style:style>
    <style:style style:name="P7" style:family="paragraph" style:parent-style-name="Heading_20_3">
      <style:text-properties officeooo:paragraph-rsid="00140e10"/>
    </style:style>
    <style:style style:name="T1" style:family="text">
      <style:text-properties fo:font-variant="normal" fo:text-transform="none" fo:color="#000000" style:text-line-through-style="none" style:text-line-through-type="none" style:font-name="Verdana" fo:font-size="10.5pt" fo:font-style="normal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Verdana" fo:font-size="10.5pt" fo:font-style="normal" style:text-underline-style="none" fo:font-weight="normal" officeooo:rsid="00109891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Verdana" fo:font-size="10.5pt" fo:font-style="normal" style:text-underline-style="none" fo:font-weight="normal" officeooo:rsid="00111d57" style:text-blinking="false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0.5pt" fo:font-style="normal" style:text-underline-style="none" fo:font-weight="normal" style:text-blinking="false" fo:background-color="#ffffff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ize="10.5pt" fo:font-style="normal" style:text-underline-style="none" fo:font-weight="normal" officeooo:rsid="00109891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0.5pt" fo:font-style="normal" style:text-underline-style="none" fo:font-weight="normal" officeooo:rsid="00111d57" style:text-blinking="false" fo:background-color="#ffffff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8" style:family="text">
      <style:text-properties fo:font-variant="normal" fo:text-transform="none" fo:color="#666666" style:text-line-through-style="none" style:text-line-through-type="none" style:font-name="Verdana" fo:font-size="10.5pt" fo:font-style="normal" style:text-underline-style="none" fo:font-weight="normal" style:text-blinking="false" fo:background-color="#ffffff" loext:char-shading-value="0"/>
    </style:style>
    <style:style style:name="T9" style:family="text">
      <style:text-properties fo:font-variant="normal" fo:text-transform="none" fo:color="#666666" style:text-line-through-style="none" style:text-line-through-type="none" style:font-name="Verdana" fo:font-size="10.5pt" fo:font-style="normal" style:text-underline-style="none" fo:font-weight="normal" officeooo:rsid="00125802" style:text-blinking="false" fo:background-color="#ffffff" loext:char-shading-value="0"/>
    </style:style>
    <style:style style:name="T10" style:family="text">
      <style:text-properties fo:font-variant="normal" fo:text-transform="none" fo:color="#666666" style:text-line-through-style="none" style:text-line-through-type="none" style:font-name="Waree" fo:font-size="10.5pt" fo:font-style="normal" style:text-underline-style="none" fo:font-weight="normal" officeooo:rsid="00125802" style:text-blinking="false" fo:background-color="#ffffff" loext:char-shading-value="0"/>
    </style:style>
    <style:style style:name="T11" style:family="text">
      <style:text-properties officeooo:rsid="00125802"/>
    </style:style>
    <style:style style:name="T12" style:family="text">
      <style:text-properties officeooo:rsid="00140e10"/>
    </style:style>
    <style:style style:name="T13" style:family="text">
      <style:text-properties officeooo:rsid="00162434"/>
    </style:style>
    <style:style style:name="T14" style:family="text">
      <style:text-properties officeooo:rsid="001fd282"/>
    </style:style>
    <style:style style:name="T15" style:family="text">
      <style:text-properties officeooo:rsid="00258e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bookmark text:name="docs-internal-guid-2835e93b-7fff-c23b-4e6f-c4d2f13477b1"/><text:span text:style-name="T1">1. </text:span><text:span text:style-name="T2">CREATE DATABASE</text:span></text:h>
      <text:h text:style-name="Heading_20_3" text:outline-level="3"/>
      <text:h text:style-name="Heading_20_3" text:outline-level="3">create databse ASSIGNMENT-2</text:h>
      <text:h text:style-name="Heading_20_3" text:outline-level="3"><text:span text:style-name="T1">CREATE TABLE EMPLOYEE--</text:span><text:span text:style-name="T3">&gt;</text:span></text:h>
      <text:h text:style-name="Heading_20_3" text:outline-level="3"><text:a xlink:type="simple" xlink:href="http://localhost/phpmyadmin/url.php?url=https://dev.mysql.com/doc/refman/5.5/en/create-table.html" office:target-frame-name="mysql_doc" xlink:show="replace" text:style-name="Internet_20_link" text:visited-style-name="Visited_20_Internet_20_Link"><text:span text:style-name="Source_20_Text">CREATE</text:span></text:a><text:span text:style-name="Source_20_Text"> </text:span><text:a xlink:type="simple" xlink:href="http://localhost/phpmyadmin/url.php?url=https://dev.mysql.com/doc/refman/5.5/en/create-table.html" office:target-frame-name="mysql_doc" xlink:show="replace" text:style-name="Internet_20_link" text:visited-style-name="Visited_20_Internet_20_Link"><text:span text:style-name="Source_20_Text">TABLE</text:span></text:a><text:span text:style-name="Source_20_Text"> `ASSIGNMENT2`.`EMPLOYEE` ( `first_name` </text:span><text:a xlink:type="simple" xlink:href="http://localhost/phpmyadmin/url.php?url=https://dev.mysql.com/doc/refman/5.5/en/string-types.html" office:target-frame-name="mysql_doc" xlink:show="replace" text:style-name="Internet_20_link" text:visited-style-name="Visited_20_Internet_20_Link"><text:span text:style-name="Source_20_Text">VARCHAR</text:span></text:a><text:span text:style-name="Source_20_Text">(30) </text:span><text:a xlink:type="simple" xlink:href="http://localhost/phpmyadmin/url.php?url=https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, `last_name` </text:span><text:a xlink:type="simple" xlink:href="http://localhost/phpmyadmin/url.php?url=https://dev.mysql.com/doc/refman/5.5/en/string-types.html" office:target-frame-name="mysql_doc" xlink:show="replace" text:style-name="Internet_20_link" text:visited-style-name="Visited_20_Internet_20_Link"><text:span text:style-name="Source_20_Text">VARCHAR</text:span></text:a><text:span text:style-name="Source_20_Text">(40) </text:span><text:a xlink:type="simple" xlink:href="http://localhost/phpmyadmin/url.php?url=https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, `age` </text:span><text:a xlink:type="simple" xlink:href="http://localhost/phpmyadmin/url.php?url=https://dev.mysql.com/doc/refman/5.5/en/numeric-types.html" office:target-frame-name="mysql_doc" xlink:show="replace" text:style-name="Internet_20_link" text:visited-style-name="Visited_20_Internet_20_Link"><text:span text:style-name="Source_20_Text">INT</text:span></text:a><text:span text:style-name="Source_20_Text">(40) </text:span><text:a xlink:type="simple" xlink:href="http://localhost/phpmyadmin/url.php?url=https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, `dept` </text:span><text:a xlink:type="simple" xlink:href="http://localhost/phpmyadmin/url.php?url=https://dev.mysql.com/doc/refman/5.5/en/string-types.html" office:target-frame-name="mysql_doc" xlink:show="replace" text:style-name="Internet_20_link" text:visited-style-name="Visited_20_Internet_20_Link"><text:span text:style-name="Source_20_Text">VARCHAR</text:span></text:a><text:span text:style-name="Source_20_Text">(50) </text:span><text:a xlink:type="simple" xlink:href="http://localhost/phpmyadmin/url.php?url=https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);</text:span></text:h>
      <text:h text:style-name="Heading_20_3" text:outline-level="3"><text:span text:style-name="Source_20_Text"><text:span text:style-name="T4">INSERT DATA TO TABLE--</text:span></text:span><text:span text:style-name="Source_20_Text"><text:span text:style-name="T6">&gt;</text:span></text:span><text:span text:style-name="Source_20_Text"><text:span text:style-name="T4"><text:line-break/></text:span></text:span></text:h>
      <text:h text:style-name="Heading_20_3" text:outline-level="3"><text:a xlink:type="simple" xlink:href="http://localhost/phpmyadmin/url.php?url=https://dev.mysql.com/doc/refman/5.5/en/insert.html" office:target-frame-name="mysql_doc" xlink:show="replace" text:style-name="Internet_20_link" text:visited-style-name="Visited_20_Internet_20_Link"><text:span text:style-name="Source_20_Text">INSERT</text:span></text:a><text:span text:style-name="Source_20_Text"> INTO `EMPLOYEE` (`first_name`, `last_name`, `age`, `dept`) </text:span><text:a xlink:type="simple" xlink:href="http://localhost/phpmyadmin/url.php?url=https://dev.mysql.com/doc/refman/5.5/en/miscellaneous-functions.html#function_values" office:target-frame-name="mysql_doc" xlink:show="replace" text:style-name="Internet_20_link" text:visited-style-name="Visited_20_Internet_20_Link"><text:span text:style-name="Source_20_Text">VALUES</text:span></text:a><text:span text:style-name="Source_20_Text"> ('Mesa', 'Loop', '30', 'Acct'), ('Smith', 'Oak', '27', 'Devl'), ('John', 'Jorz', '37', 'QA'), ('Hary', 'Gaga', '32', 'QA') </text:span></text:h>
      <text:h text:style-name="Heading_20_3" text:outline-level="3"><text:span text:style-name="Source_20_Text"><text:span text:style-name="T4">EMPLOYEE TABLE--</text:span></text:span><text:span text:style-name="Source_20_Text"><text:span text:style-name="T6">&gt;</text:span></text:span></text:h>
      <text:h text:style-name="Heading_20_3" text:outline-level="3"><text:span text:style-name="Source_20_Text"/></text:h>
      <text:h text:style-name="Heading_20_3" text:outline-level="3"><text:bookmark text:name="docs-internal-guid-fd571dbd-7fff-1e0c-801a-a109135dd69a"/><text:span text:style-name="Source_20_Text">+------------------------+------------------------------+----------+----------+</text:span></text:h>
      <text:h text:style-name="Heading_20_3" text:outline-level="3">| first_name             | last_name                    | age      | dept     |</text:h>
      <text:h text:style-name="Heading_20_3" text:outline-level="3">+------------------------+------------------------------+----------+----------+</text:h>
      <text:h text:style-name="Heading_20_3" text:outline-level="3">| Mesa                   | Loop                         |  30      |  Acct    |</text:h>
      <text:h text:style-name="Heading_20_3" text:outline-level="3">| Smith                  | Oak                          |  27      |  Devl    | </text:h>
      <text:h text:style-name="Heading_20_3" text:outline-level="3">| John                   | Jorz                         |  37      |  QA      | </text:h>
      <text:h text:style-name="Heading_20_3" text:outline-level="3"><text:soft-page-break/>| Hary                   | Gaga                         |  32      |  QA      | </text:h>
      <text:h text:style-name="Heading_20_3" text:outline-level="3">+------------------------+------------------------------+----------+----------+</text:h>
      <text:h text:style-name="Heading_20_3" text:outline-level="3"><text:line-break/><text:span text:style-name="Source_20_Text"><text:span text:style-name="T5"> </text:span></text:span></text:h>
      <text:h text:style-name="Heading_20_3" text:outline-level="3"><text:span text:style-name="T1">Query to concate--</text:span><text:span text:style-name="T3">&gt;</text:span></text:h>
      <text:h text:style-name="Heading_20_3" text:outline-level="3"/>
      <text:h text:style-name="Heading_20_3" text:outline-level="3"><text:span text:style-name="Source_20_Text">SELECT CONCAT(first_name, ' ', last_name) FROM employee WHERE age &gt; 30;</text:span></text:h>
      <text:h text:style-name="Heading_20_3" text:outline-level="3"><text:span text:style-name="Source_20_Text"/></text:h>
      <text:h text:style-name="Heading_20_3" text:outline-level="3"><text:span text:style-name="Source_20_Text"/></text:h>
      <text:h text:style-name="Heading_20_3" text:outline-level="3"><text:span text:style-name="Source_20_Text">Output--&gt;</text:span></text:h>
      <text:h text:style-name="Heading_20_3" text:outline-level="3"><text:span text:style-name="Source_20_Text"/></text:h>
      <text:h text:style-name="Heading_20_3" text:outline-level="3"><text:span text:style-name="Source_20_Text">John Jorz | </text:span></text:h>
      <text:h text:style-name="Heading_20_3" text:outline-level="3"><text:span text:style-name="Source_20_Text">| Hary Gaga</text:span></text:h>
      <text:h text:style-name="Heading_20_3" text:outline-level="3"><text:span text:style-name="Source_20_Text"/></text:h>
      <text:h text:style-name="Heading_20_3" text:outline-level="3"><text:span text:style-name="Source_20_Text"/></text:h>
      <text:h text:style-name="Heading_20_3" text:outline-level="3"><text:span text:style-name="Source_20_Text">2. SELECT <text:s/>CURRDATE() AS current_date, VERSION() AS mysql_version;</text:span></text:h>
      <text:h text:style-name="Heading_20_3" text:outline-level="3"><text:span text:style-name="Source_20_Text"/></text:h>
      <text:h text:style-name="Heading_20_3" text:outline-level="3"><text:span text:style-name="Source_20_Text"><text:span text:style-name="T6">3.Create a table Item with Attributes including item id , item and item price and to find </text:span></text:span><text:bookmark text:name="docs-internal-guid-57bfab7f-7fff-1ec7-dd82-45ca7a545162"/><text:span text:style-name="Source_20_Text"><text:span text:style-name="T6"> </text:span></text:span><text:span text:style-name="Source_20_Text"><text:span text:style-name="T3">item id, item, price of the most expensive item the query would be--</text:span></text:span></text:h>
      <text:h text:style-name="Heading_20_3" text:outline-level="3"><text:span text:style-name="Source_20_Text"/></text:h>
      <text:h text:style-name="Heading_20_3" text:outline-level="3"><text:span text:style-name="Source_20_Text"><text:s/>SELECT <text:s/>ITEM_ID, ITEM, PRICE</text:span></text:h>
      <text:h text:style-name="Heading_20_3" text:outline-level="3"><text:span text:style-name="Source_20_Text">FROM ITEM</text:span></text:h>
      <text:h text:style-name="Heading_20_3" text:outline-level="3"><text:span text:style-name="Source_20_Text">WHERE price=(SELECT MAX(price) FROM ITEM);</text:span></text:h>
      <text:h text:style-name="Heading_20_3" text:outline-level="3"><text:span text:style-name="Source_20_Text"/></text:h>
      <text:h text:style-name="Heading_20_3" text:outline-level="3"><text:span text:style-name="Source_20_Text">4. CREATE USER ‘local_user’@’localhost’ IDENTIFIED BY ‘password’;</text:span></text:h>
      <text:h text:style-name="Heading_20_3" text:outline-level="3"><text:soft-page-break/><text:span text:style-name="Source_20_Text"><text:s text:c="3"/>SELECT * FROM mysql.user;</text:span></text:h>
      <text:h text:style-name="Heading_20_3" text:outline-level="3"><text:span text:style-name="Source_20_Text"/></text:h>
      <text:h text:style-name="Heading_20_3" text:outline-level="3"><text:span text:style-name="Source_20_Text">5. Table Given is--</text:span></text:h>
      <text:h text:style-name="Heading_20_3" text:outline-level="3"><text:bookmark text:name="docs-internal-guid-ff6aeeb7-7fff-51b6-27ec-cc1447ac2809"/><text:span text:style-name="Source_20_Text"/></text:h>
      <text:h text:style-name="Heading_20_3" text:outline-level="3">+----+--------------+------------+-----+</text:h>
      <text:h text:style-name="Heading_20_3" text:outline-level="3">| id | name | department | age |</text:h>
      <text:h text:style-name="Heading_20_3" text:outline-level="3">+----+--------------+------------+-----+</text:h>
      <text:h text:style-name="Heading_20_3" text:outline-level="3">|  1 | Maria Gloria | CS |  22 |</text:h>
      <text:h text:style-name="Heading_20_3" text:outline-level="3">|  2 | John Smith   | IT|  23 |</text:h>
      <text:h text:style-name="Heading_20_3" text:outline-level="3">|  3 | Gal Rao | CS |  22 |</text:h>
      <text:h text:style-name="Heading_20_3" text:outline-level="3">|  4 | Jakey Smith | EC <text:s/>|  24 |</text:h>
      <text:h text:style-name="Heading_20_3" text:outline-level="3">|  5 | Rama Saho    | IT <text:s/>|  22 |</text:h>
      <text:h text:style-name="Heading_20_3" text:outline-level="3">|  6 | Maria Gaga   | EC <text:s/>|  23 |</text:h>
      <text:h text:style-name="Heading_20_3" text:outline-level="3"><text:span text:style-name="Source_20_Text">Query </text:span><text:bookmark text:name="docs-internal-guid-bb4e7ff8-7fff-b199-6f1b-b6924d601469"/><text:span text:style-name="Source_20_Text">to select data of only CS and IT departments--</text:span></text:h>
      <text:h text:style-name="Heading_20_3" text:outline-level="3"><text:span text:style-name="Source_20_Text"/></text:h>
      <text:h text:style-name="Heading_20_3" text:outline-level="3"><text:span text:style-name="Source_20_Text"/></text:h>
      <text:h text:style-name="Heading_20_3" text:outline-level="3"><text:span text:style-name="Source_20_Text">SELECT </text:span><text:span text:style-name="Source_20_Text"><text:span text:style-name="T15">id,</text:span></text:span><text:span text:style-name="Source_20_Text"> name, department, age FROM students</text:span></text:h>
      <text:h text:style-name="Heading_20_3" text:outline-level="3"><text:span text:style-name="Source_20_Text"><text:s text:c="2"/>WHERE department = 'CS' OR department = 'IT';</text:span></text:h>
      <text:h text:style-name="Heading_20_3" text:outline-level="3"><text:span text:style-name="Source_20_Text"/></text:h>
      <text:h text:style-name="Heading_20_3" text:outline-level="3"><text:span text:style-name="Source_20_Text"/></text:h>
      <text:h text:style-name="Heading_20_3" text:outline-level="3"><text:span text:style-name="Source_20_Text">Output--</text:span></text:h>
      <text:h text:style-name="Heading_20_3" text:outline-level="3">Maria Gloria | CS         |  22 |</text:h>
      <text:h text:style-name="Heading_20_3" text:outline-level="3">John Smith   | IT         |  23 |</text:h>
      <text:h text:style-name="Heading_20_3" text:outline-level="3"><text:span text:style-name="Source_20_Text">Gal Rao      | CS         |  22 |</text:span></text:h>
      <text:h text:style-name="Heading_20_3" text:outline-level="3">Rama Saho    | IT         |  22 |</text:h>
      <text:h text:style-name="Heading_20_3" text:outline-level="3"><text:soft-page-break/><text:span text:style-name="Source_20_Text"/></text:h>
      <text:h text:style-name="Heading_20_3" text:outline-level="3"><text:span text:style-name="Source_20_Text">6.Table given is--</text:span></text:h>
      <text:h text:style-name="Heading_20_3" text:outline-level="3"><text:bookmark text:name="docs-internal-guid-cc5e58a1-7fff-5749-5c3f-fd5b45e8c096"/><text:span text:style-name="Source_20_Text">+----+--------------+------------+-----+</text:span></text:h>
      <text:h text:style-name="Heading_20_3" text:outline-level="3">| id | name         | department | age |</text:h>
      <text:h text:style-name="Heading_20_3" text:outline-level="3">+----+--------------+------------+-----+</text:h>
      <text:h text:style-name="Heading_20_3" text:outline-level="3">|  1 | Maria Gloria | CS         |  22 |</text:h>
      <text:h text:style-name="Heading_20_3" text:outline-level="3">|  2 | John Smith   | IT         |  23 |</text:h>
      <text:h text:style-name="Heading_20_3" text:outline-level="3">|  3 | Gal Rao      | CS         |  22 |</text:h>
      <text:h text:style-name="Heading_20_3" text:outline-level="3">|  4 | Jakey Smith  | EC         |  24 |</text:h>
      <text:h text:style-name="Heading_20_3" text:outline-level="3">|  5 | Rama Saho    | IT         |  22 |</text:h>
      <text:h text:style-name="Heading_20_3" text:outline-level="3">|  6 | Maria Gaga   | EC         |  23</text:h>
      <text:h text:style-name="Heading_20_3" text:outline-level="3"><text:bookmark text:name="docs-internal-guid-5328cffd-7fff-d96b-3b7e-047fd2911ace"/><text:span text:style-name="Source_20_Text"><text:s/>Query to select data of all departments in descending order by age.</text:span></text:h>
      <text:h text:style-name="Heading_20_3" text:outline-level="3"><text:span text:style-name="Source_20_Text">SELECT * from Students</text:span></text:h>
      <text:h text:style-name="Heading_20_3" text:outline-level="3"><text:span text:style-name="Source_20_Text"><text:s text:c="2"/>ORDER BY age DESC;</text:span></text:h>
      <text:h text:style-name="Heading_20_3" text:outline-level="3"><text:span text:style-name="Source_20_Text">7.Student Table--</text:span></text:h>
      <text:h text:style-name="Heading_20_3" text:outline-level="3"><text:bookmark text:name="docs-internal-guid-ce4eeeb1-7fff-014b-5571-ef0ac91448f2"/><text:span text:style-name="Source_20_Text">+----+--------------+------------+------------+</text:span></text:h>
      <text:h text:style-name="Heading_20_3" text:outline-level="3">| id | name         | department | birth      |</text:h>
      <text:h text:style-name="Heading_20_3" text:outline-level="3">+----+--------------+------------+------------+</text:h>
      <text:h text:style-name="Heading_20_3" text:outline-level="3">|  1 | Maria Gloria | CS         | 1994-03-12 |</text:h>
      <text:h text:style-name="Heading_20_3" text:outline-level="3">|  2 | John Smith   | IT         | 1993-02-07 |</text:h>
      <text:h text:style-name="Heading_20_3" text:outline-level="3">|  3 | Gal Rao      | CS         | 1992-09-11 |</text:h>
      <text:h text:style-name="Heading_20_3" text:outline-level="3">|  4 | Jakey Smith  | EC         | 1990-08-31 |</text:h>
      <text:h text:style-name="Heading_20_3" text:outline-level="3">|  5 | Rama Saho    | IT         | 1994-12-09 |</text:h>
      <text:h text:style-name="Heading_20_3" text:outline-level="3">|  6 | Maria Gaga   | EC         | 1993-10-09 |</text:h>
      <text:h text:style-name="Heading_20_3" text:outline-level="3"><text:soft-page-break/>+----+--------------+------------+------------+</text:h>
      <text:h text:style-name="Heading_20_3" text:outline-level="3"><text:span text:style-name="Source_20_Text"><text:span text:style-name="T10">Query </text:span></text:span><text:bookmark text:name="docs-internal-guid-f3b252df-7fff-6729-424b-de3fc8354bc6"/><text:span text:style-name="Source_20_Text"><text:span text:style-name="T9">to determine the age of each of the students--</text:span></text:span></text:h>
      <text:h text:style-name="Heading_20_3" text:outline-level="3"><text:span text:style-name="Source_20_Text"><text:s/>select StudentName,StudentDOB,year(curdate())-year(StudentDOB) as StudentAge from AgeDemo; </text:span></text:h>
      <text:h text:style-name="Heading_20_3" text:outline-level="3"><text:span text:style-name="Source_20_Text"/></text:h>
      <text:h text:style-name="Heading_20_3" text:outline-level="3"><text:span text:style-name="Source_20_Text">8.Table given is --</text:span></text:h>
      <text:h text:style-name="Heading_20_3" text:outline-level="3"><text:span text:style-name="Source_20_Text"><text:s/></text:span></text:h>
      <text:h text:style-name="Heading_20_3" text:outline-level="3"><text:bookmark text:name="docs-internal-guid-9fa418b5-7fff-6240-0571-fd3040aa36db"/><text:span text:style-name="Source_20_Text">+----+--------------+------------+------------+</text:span></text:h>
      <text:h text:style-name="Heading_20_3" text:outline-level="3">| id | name         | department | birth      |</text:h>
      <text:h text:style-name="Heading_20_3" text:outline-level="3">+----+--------------+------------+------------+</text:h>
      <text:h text:style-name="Heading_20_3" text:outline-level="3">|  1 | Maria Gloria | CS         | 1994-03-12 |</text:h>
      <text:h text:style-name="Heading_20_3" text:outline-level="3">|  2 | John Smith   | IT         | 1993-02-07 |</text:h>
      <text:h text:style-name="Heading_20_3" text:outline-level="3">|  3 | Gal Rao      | CS         | 1992-09-11 |</text:h>
      <text:h text:style-name="Heading_20_3" text:outline-level="3">|  4 | Jakey Smith  | EC         | 1990-08-31 |</text:h>
      <text:h text:style-name="Heading_20_3" text:outline-level="3">|  5 | Rama Saho    | IT         | 1994-12-09 |</text:h>
      <text:h text:style-name="Heading_20_3" text:outline-level="3">|  6 | Maria Gaga   | EC         | 1993-10-09 |</text:h>
      <text:h text:style-name="Heading_20_3" text:outline-level="3">+----+--------------+------------+------------+</text:h>
      <text:h text:style-name="Heading_20_3" text:outline-level="3"><text:span text:style-name="Source_20_Text">Query </text:span><text:bookmark text:name="docs-internal-guid-8b898b51-7fff-dc0d-3abb-799c6b0bef99"/><text:span text:style-name="Source_20_Text"> to retrieve name beginning with 'm'--</text:span></text:h>
      <text:h text:style-name="P6" text:outline-level="3"><text:span text:style-name="Source_20_Text"><text:s/>SELECT * FROM department WHERE NAME LIKE 'm%';</text:span></text:h>
      <text:p text:style-name="P2"><text:span text:style-name="Source_20_Text"/></text:p>
      <text:p text:style-name="P2"><text:span text:style-name="Source_20_Text"><text:span text:style-name="T11">9.SELECT name, birth, dept_name, dept_block</text:span></text:span></text:p>
      <text:p text:style-name="P2"><text:span text:style-name="Source_20_Text"><text:s text:c="2"/>FROM students</text:span></text:p>
      <text:p text:style-name="P2"><text:span text:style-name="Source_20_Text"><text:s text:c="2"/>JOIN departments using(dept_id);</text:span></text:p>
      <text:p text:style-name="P2"><text:span text:style-name="Source_20_Text"/></text:p>
      <text:p text:style-name="P2"><text:span text:style-name="Source_20_Text"/></text:p>
      <text:p text:style-name="P2"><text:span text:style-name="Source_20_Text"><text:span text:style-name="T11">10.</text:span></text:span><text:bookmark text:name="docs-internal-guid-92924df4-7fff-2797-a0ef-12c7f995bbf5"/><text:span text:style-name="Source_20_Text"><text:span text:style-name="T7"> </text:span></text:span><text:span text:style-name="Source_20_Text"><text:span text:style-name="T1">student table is --</text:span></text:span></text:p>
      <text:p text:style-name="Text_20_body"/>
      <text:h text:style-name="P1" text:outline-level="5"><text:soft-page-break/>+----+-------+---------+------------+</text:h>
      <text:h text:style-name="P1" text:outline-level="5">| id | name  | dept_id | birth      |</text:h>
      <text:h text:style-name="P1" text:outline-level="5">+----+-------+---------+------------+</text:h>
      <text:h text:style-name="P1" text:outline-level="5">|  1 | Maria | 2       | 1994-03-12 |</text:h>
      <text:h text:style-name="P1" text:outline-level="5">|  2 | John  | 1       | 1993-02-07 |</text:h>
      <text:h text:style-name="P1" text:outline-level="5">|  3 | Gal   | 4       | 1992-09-11 |</text:h>
      <text:h text:style-name="P1" text:outline-level="5">|  4 | Jakey | 2       | 1990-08-31 |</text:h>
      <text:h text:style-name="P1" text:outline-level="5">|  5 | Rama  | 1       | 1994-12-09 |</text:h>
      <text:h text:style-name="P1" text:outline-level="5">|  6 | Maria | 4       | 1993-10-09 |</text:h>
      <text:h text:style-name="P1" text:outline-level="5">+----+-------+---------+------------+</text:h>
      <text:p text:style-name="P2"><text:span text:style-name="Source_20_Text"/></text:p>
      <text:h text:style-name="P6" text:outline-level="3"><text:span text:style-name="Source_20_Text"><text:span text:style-name="T13">Query</text:span></text:span><text:span text:style-name="Source_20_Text"><text:span text:style-name="T11"> </text:span></text:span><text:bookmark text:name="docs-internal-guid-20c5d0b7-7fff-8ac8-8b31-081a29730247"/><text:span text:style-name="Source_20_Text"><text:span text:style-name="T8">to get name of students containing exactly four characters--</text:span></text:span></text:h>
      <text:p text:style-name="P2"><text:span text:style-name="Source_20_Text"><text:span text:style-name="T8"><text:s text:c="4"/>SELECT * FROM student where name REGEXP '^....$';</text:span></text:span></text:p>
      <text:p text:style-name="P2"><text:span text:style-name="Source_20_Text"><text:span text:style-name="T8"/></text:span></text:p>
      <text:p text:style-name="P2"><text:span text:style-name="Source_20_Text"><text:span text:style-name="T9">11.Query to delete Duplicate row from the table--</text:span></text:span></text:p>
      <text:p text:style-name="P2"><text:span text:style-name="Source_20_Text"><text:span text:style-name="T9"/></text:span></text:p>
      <text:p text:style-name="P2"><text:span text:style-name="Source_20_Text"><text:span text:style-name="T9">SELECT <text:s/>ID ,NAME ,DEPT_ID, BIRTH, COUNT(*) FROM STUDENTS</text:span></text:span></text:p>
      <text:p text:style-name="P2"><text:span text:style-name="Source_20_Text"><text:span text:style-name="T9">GROUP BY ID,NAME,DEPT_ID,BIRTH HAVING COUNT(*)&gt;1;</text:span></text:span></text:p>
      <text:p text:style-name="P2"><text:span text:style-name="Source_20_Text"><text:span text:style-name="T9">NOW DELETE THAT ROW </text:span></text:span></text:p>
      <text:p text:style-name="P2"><text:span text:style-name="Source_20_Text"><text:span text:style-name="T9">DELETE FROM STUDENTS WHERE NAME=”Maria Gloria”;</text:span></text:span></text:p>
      <text:p text:style-name="Text_20_body"><text:line-break/></text:p>
      <text:h text:style-name="P7" text:outline-level="3"><text:span text:style-name="Source_20_Text"><text:span text:style-name="T12">12.Take reference from above table(from Q10)</text:span></text:span></text:h>
      <text:p text:style-name="P3"><text:span text:style-name="Source_20_Text"><text:span text:style-name="T12">Query to display alternative row</text:span></text:span></text:p>
      <text:p text:style-name="P3"><text:span text:style-name="Source_20_Text">SELECT * FROM </text:span><text:span text:style-name="Source_20_Text"><text:span text:style-name="T12">student</text:span></text:span></text:p>
      <text:p text:style-name="P3"><text:span text:style-name="Source_20_Text">WHERE id IN(SELECT id FROM </text:span><text:span text:style-name="Source_20_Text"><text:span text:style-name="T12">student</text:span></text:span><text:span text:style-name="Source_20_Text"> WHERE id%2 = 0);</text:span></text:p>
      <text:p text:style-name="P3"><text:span text:style-name="Source_20_Text"/></text:p>
      <text:p text:style-name="P3"><text:span text:style-name="Source_20_Text"><text:span text:style-name="T12">13.Take reference from above table(from Q10)</text:span></text:span></text:p>
      <text:p text:style-name="P3"><text:span text:style-name="Source_20_Text"><text:span text:style-name="T12">Query to delete alternative rows--</text:span></text:span></text:p>
      <text:p text:style-name="P3"><text:soft-page-break/><text:span text:style-name="Source_20_Text">DELETE FROM </text:span><text:span text:style-name="Source_20_Text"><text:span text:style-name="T12">student;</text:span></text:span></text:p>
      <text:p text:style-name="P3"><text:span text:style-name="Source_20_Text">WHERE id%2 = 0;</text:span></text:p>
      <text:p text:style-name="P3"><text:span text:style-name="Source_20_Text"/></text:p>
      <text:p text:style-name="P4"><text:span text:style-name="Source_20_Text"><text:span text:style-name="T12">14.</text:span></text:span><text:span text:style-name="Source_20_Text"><text:span text:style-name="T13">Query to </text:span></text:span><text:bookmark text:name="docs-internal-guid-09083caa-7fff-a1e3-49d3-9c6cea555386"/><text:span text:style-name="Source_20_Text"><text:span text:style-name="T1">update multiple rows in one query.</text:span></text:span><text:span text:style-name="Source_20_Text"><text:span text:style-name="T4">--</text:span></text:span></text:p>
      <text:p text:style-name="P4"><text:span text:style-name="Source_20_Text"/></text:p>
      <text:p text:style-name="P4"><text:span text:style-name="Source_20_Text"><text:span text:style-name="T12">CREATE TABLE IF NOT EXISTS `empdata` (</text:span></text:span></text:p>
      <text:p text:style-name="P3"><text:span text:style-name="Source_20_Text"><text:s text:c="4"/>-&gt; <text:s text:c="2"/>`id` int(11) NOT NULL AUTO_INCREMENT,</text:span></text:p>
      <text:p text:style-name="P3"><text:span text:style-name="Source_20_Text"><text:s text:c="4"/>-&gt; <text:s text:c="2"/>`name` char(25) NOT NULL,</text:span></text:p>
      <text:p text:style-name="P3"><text:span text:style-name="Source_20_Text"><text:s text:c="4"/>-&gt; <text:s text:c="2"/>`email` varchar(100) NOT NULL,</text:span></text:p>
      <text:p text:style-name="P3"><text:span text:style-name="Source_20_Text"><text:s text:c="4"/>-&gt; <text:s text:c="2"/>`phone` int(11) NOT NULL,</text:span></text:p>
      <text:p text:style-name="P3"><text:span text:style-name="Source_20_Text"><text:s text:c="4"/>-&gt; <text:s text:c="2"/>PRIMARY KEY (`id`)</text:span></text:p>
      <text:p text:style-name="P3"><text:span text:style-name="Source_20_Text"><text:s text:c="4"/>-&gt; ) </text:span></text:p>
      <text:p text:style-name="P3"><text:span text:style-name="Source_20_Text">INSERT INTO `empdata` (`id`, `name`, `email`, `phone`) VALUES</text:span></text:p>
      <text:p text:style-name="P3"><text:span text:style-name="Source_20_Text"><text:s text:c="4"/>-&gt; (1, 'Anjali', 'anjali@example.com', 878433948),</text:span></text:p>
      <text:p text:style-name="P3"><text:span text:style-name="Source_20_Text"><text:s text:c="4"/>-&gt; (2, 'Priska', 'priska@example.com', 493905490),</text:span></text:p>
      <text:p text:style-name="P3"><text:span text:style-name="Source_20_Text"><text:s text:c="4"/>-&gt; (3, 'Abhi', 'abhi@example.com', 403022139),</text:span></text:p>
      <text:p text:style-name="P3"><text:span text:style-name="Source_20_Text"><text:s text:c="4"/>-&gt; (4, 'Joya', 'joya@example.com', 342345329),</text:span></text:p>
      <text:p text:style-name="P3"><text:span text:style-name="Source_20_Text"><text:s text:c="4"/>-&gt; (5, 'Ammy', 'ammy@example.com', 239848342),</text:span></text:p>
      <text:p text:style-name="P3"><text:span text:style-name="Source_20_Text"><text:s text:c="4"/>-&gt; (6, 'Lussi', 'lussi@example.com', 490290331);</text:span></text:p>
      <text:p text:style-name="P3"><text:span text:style-name="Source_20_Text"/></text:p>
      <text:p text:style-name="P3"><text:span text:style-name="Source_20_Text">UPDATE 'table_name' <text:s/>SET 'field_name' = CASE 'id' WHEN '1' THEN 'value 1' WHEN '2' THEN 'value 2' WHEN '3' THEN 'value 3' ELSE 'field_name';</text:span></text:p>
      <text:p text:style-name="P3"><text:span text:style-name="Source_20_Text"/></text:p>
      <text:p text:style-name="P3"><text:span text:style-name="Source_20_Text"><text:span text:style-name="T12">15.Query to get nth highest paid salary and nth lowest paid salary</text:span></text:span></text:p>
      <text:p text:style-name="P3"><text:span text:style-name="Source_20_Text"/></text:p>
      <text:p text:style-name="P3"><text:span text:style-name="Source_20_Text">SELECT * FROM empsalary s1</text:span></text:p>
      <text:p text:style-name="P3"><text:span text:style-name="Source_20_Text">WHERE N-1 = </text:span></text:p>
      <text:p text:style-name="P3"><text:span text:style-name="Source_20_Text">(SELECT COUNT(DISTINCT salary) </text:span></text:p>
      <text:p text:style-name="P3"><text:span text:style-name="Source_20_Text">FROM empsalary s2 </text:span></text:p>
      <text:p text:style-name="P3"><text:span text:style-name="Source_20_Text">WHERE s2.salary &gt; s1.salary)</text:span></text:p>
      <text:p text:style-name="P3"><text:span text:style-name="Source_20_Text"/></text:p>
      <text:p text:style-name="P3"><text:span text:style-name="Source_20_Text"/></text:p>
      <text:p text:style-name="P3"><text:soft-page-break/><text:span text:style-name="Source_20_Text">SELECT * FROM empsalary s1</text:span></text:p>
      <text:p text:style-name="P3"><text:span text:style-name="Source_20_Text">WHERE N-1 = </text:span></text:p>
      <text:p text:style-name="P3"><text:span text:style-name="Source_20_Text">(SELECT COUNT(DISTINCT salary) </text:span></text:p>
      <text:p text:style-name="P3"><text:span text:style-name="Source_20_Text">FROM empsalary s2 </text:span></text:p>
      <text:p text:style-name="P3"><text:span text:style-name="Source_20_Text">WHERE s2.salary &lt; s1.salary)</text:span></text:p>
      <text:p text:style-name="P3"><text:span text:style-name="Source_20_Text"/></text:p>
      <text:p text:style-name="P3"><text:span text:style-name="Source_20_Text"><text:span text:style-name="T12">16.</text:span></text:span></text:p>
      <text:p text:style-name="P3"><text:span text:style-name="Source_20_Text">select *from NthRecordDemo order by Id limit 6,1;</text:span></text:p>
      <text:p text:style-name="P3"><text:span text:style-name="Source_20_Text"/></text:p>
      <text:p text:style-name="P5"><text:span text:style-name="Source_20_Text"><text:span text:style-name="T14">17. <text:s text:c="6"/>SAVEPOINT C;</text:span></text:span></text:p>
      <text:p text:style-name="P5"><text:span text:style-name="Source_20_Text"><text:tab/><text:tab/>DELETE FROM empsalary WHERE ename = 'Zoya';</text:span></text:p>
      <text:p text:style-name="P5"><text:span text:style-name="Source_20_Text"><text:tab/><text:tab/>ROLLBACK TO C;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><text:span text:style-name="T12">18.Query to get </text:span></text:span><text:bookmark text:name="docs-internal-guid-a8d3c798-7fff-f9b6-642e-0714a9e7250c"/><text:span text:style-name="Source_20_Text"><text:span text:style-name="T7"> </text:span></text:span><text:span text:style-name="Source_20_Text"><text:span text:style-name="T1">details of first 5 highly paid employees --</text:span></text:span></text:p>
      <text:p text:style-name="P3"><text:span text:style-name="Source_20_Text">SELECT * FROM `empsalary` ORDER BY salary DESC LIMIT 5;</text:span></text:p>
      <text:h text:style-name="Heading_20_3" text:outline-level="3"><text:span text:style-name="Source_20_Text"/></text:h>
      <text:h text:style-name="Heading_20_3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9T15:02:01.317195998</meta:creation-date>
    <dc:date>2023-03-10T11:46:43.171386618</dc:date>
    <meta:editing-duration>PT29M2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8" meta:paragraph-count="150" meta:word-count="1031" meta:character-count="6350" meta:non-whitespace-character-count="4809"/>
  </office:meta>
</office:document-meta>
</file>